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14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co10" style:family="table-column">
      <style:table-column-properties fo:break-before="auto" style:column-width="3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cccc"/>
    </style:style>
    <style:style style:name="ce4" style:family="table-cell" style:parent-style-name="Default">
      <style:table-cell-properties fo:wrap-option="no-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ccc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text-position="super 58%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6"/>
        <table:table-column table:style-name="co5" table:default-cell-style-name="ce13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  <table:table-cell table:style-name="ce8" office:value-type="string" calcext:value-type="string">
            <text:p>Dewey</text:p>
          </table:table-cell>
          <table:table-cell table:style-name="ce14" office:value-type="string" calcext:value-type="string">
            <text:p>ISBN</text:p>
          </table:table-cell>
          <table:table-cell table:style-name="ce3" office:value-type="string" calcext:value-type="string">
            <text:p>Cote-index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Denise Pumain and Romain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: the universal laws of growth, innovation, sustainability, and the pace of life in organisms, cities, economies, and companies</text:p>
          </table:table-cell>
          <table:table-cell office:value-type="string" calcext:value-type="string">
            <text:p>Geoffrey We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4</text:p>
          </table:table-cell>
          <table:table-cell office:value-type="string" calcext:value-type="string">
            <text:p>9781594205583</text:p>
          </table:table-cell>
          <table:table-cell office:value-type="string" calcext:value-type="string">
            <text:p>C-303-WE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éories et modèles en sciences humaines</text:p>
          </table:table-cell>
          <table:table-cell office:value-type="string" calcext:value-type="string">
            <text:p>Franck Varen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373611274</text:p>
          </table:table-cell>
          <table:table-cell office:value-type="string" calcext:value-type="string">
            <text:p>EP-910-VAR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structure and dynamics of cities</text:p>
          </table:table-cell>
          <table:table-cell table:style-name="ce2" office:value-type="string" calcext:value-type="string">
            <text:p>M. Barthelemy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plaining Science</text:p>
          </table:table-cell>
          <table:table-cell table:style-name="ce2" office:value-type="string" calcext:value-type="string">
            <text:p>R. Giere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4.5015118</text:p>
          </table:table-cell>
          <table:table-cell office:value-type="string" calcext:value-type="string">
            <text:p>0262581116</text:p>
          </table:table-cell>
          <table:table-cell office:value-type="string" calcext:value-type="string">
            <text:p>C-574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ban Transformation. Understanding City Design and Form</text:p>
          </table:table-cell>
          <table:table-cell office:value-type="string" calcext:value-type="string">
            <text:p>Peter Bossel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71</text:p>
          </table:table-cell>
          <table:table-cell office:value-type="string" calcext:value-type="string">
            <text:p>9781597264815</text:p>
          </table:table-cell>
          <table:table-cell office:value-type="string" calcext:value-type="string">
            <text:p>U-307-B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 introduction to Econophysics</text:p>
          </table:table-cell>
          <table:table-cell table:style-name="ce2" office:value-type="string" calcext:value-type="string">
            <text:p>Mantegna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How Nature Works : the science of self-organised criticality</text:p>
          </table:table-cell>
          <table:table-cell office:value-type="string" calcext:value-type="string">
            <text:p>Per Ba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7</text:p>
          </table:table-cell>
          <table:table-cell office:value-type="string" calcext:value-type="string">
            <text:p>0387947914</text:p>
          </table:table-cell>
          <table:table-cell office:value-type="string" calcext:value-type="string">
            <text:p>C-003-BA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Métropole. Formes et échelles du Grand-Paris</text:p>
          </table:table-cell>
          <table:table-cell office:value-type="string" calcext:value-type="string">
            <text:p>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5456394</text:p>
          </table:table-cell>
          <table:table-cell office:value-type="string" calcext:value-type="string">
            <text:p>U-307-PAN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Quarck and the Jaguar</text:p>
          </table:table-cell>
          <table:table-cell table:style-name="ce2" office:value-type="string" calcext:value-type="string">
            <text:p>M. Gell-Mann</text:p>
          </table:table-cell>
          <table:table-cell table:style-name="ce2" office:value-type="string" calcext:value-type="string">
            <text:p>@ISC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9782757844489</text:p>
          </table:table-cell>
          <table:table-cell office:value-type="string" calcext:value-type="string">
            <text:p>EP-570-MON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upler la Terre. De la préhistoire à l’ère des métropoles</text:p>
          </table:table-cell>
          <table:table-cell office:value-type="string" calcext:value-type="string">
            <text:p>Lena Sander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09</text:p>
          </table:table-cell>
          <table:table-cell office:value-type="string" calcext:value-type="string">
            <text:p>9782869064942</text:p>
          </table:table-cell>
          <table:table-cell office:value-type="string" calcext:value-type="string">
            <text:p>G-304-S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ourquoi la société ne se laisse pas mettre en équations</text:p>
          </table:table-cell>
          <table:table-cell office:value-type="string" calcext:value-type="string">
            <text:p>Pablo Jens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5</text:p>
          </table:table-cell>
          <table:table-cell office:value-type="string" calcext:value-type="string">
            <text:p>9782021380101</text:p>
          </table:table-cell>
          <table:table-cell office:value-type="string" calcext:value-type="string">
            <text:p>EP-300-J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ond Bibliometrics. Harnessing Multidimensional Indicators of Scholarly Impact</text:p>
          </table:table-cell>
          <table:table-cell office:value-type="string" calcext:value-type="string">
            <text:p>Blaise Cronin and Cassidy Sugimot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10.727</text:p>
          </table:table-cell>
          <table:table-cell office:value-type="string" calcext:value-type="string">
            <text:p>9780262525510</text:p>
          </table:table-cell>
          <table:table-cell office:value-type="string" calcext:value-type="string">
            <text:p>EP-010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New Science of Cities</text:p>
          </table:table-cell>
          <table:table-cell table:style-name="ce2" office:value-type="string" calcext:value-type="string">
            <text:p>M. Batty</text:p>
          </table:table-cell>
          <table:table-cell table:style-name="ce2" office:value-type="string" calcext:value-type="string">
            <text:p>@ISC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Le Bel Avenir de la Croissance</text:p>
          </table:table-cell>
          <table:table-cell table:style-name="ce2" office:value-type="string" calcext:value-type="string">
            <text:p>Bergeaud, Cette, Lecat</text:p>
          </table:table-cell>
          <table:table-cell table:style-name="ce2" office:value-type="string" calcext:value-type="string">
            <text:p>@home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nventing Future Cities</text:p>
          </table:table-cell>
          <table:table-cell table:style-name="ce2" office:value-type="string" calcext:value-type="string">
            <text:p>M. Batty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Complex Systems Design and Management. Proceedings of the Eighth International Conference on Complex Systems Design and Management, CSD&amp;M Paris 2017</text:p>
          </table:table-cell>
          <table:table-cell office:value-type="string" calcext:value-type="string">
            <text:p>Alexandre Chapoutot, Daniel Krob, Alain Roussel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2954181028</text:p>
          </table:table-cell>
          <table:table-cell office:value-type="string" calcext:value-type="string">
            <text:p>C-003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 Design and Management. Proceedings of the Seventh International Conference on Complex Systems Design and Management, CSD&amp;M Paris 2016</text:p>
          </table:table-cell>
          <table:table-cell office:value-type="string" calcext:value-type="string">
            <text:p>Gauthier Fanmuy, Eric Goubault, Daniel Krob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491028</text:p>
          </table:table-cell>
          <table:table-cell office:value-type="string" calcext:value-type="string">
            <text:p>C-003-F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. Programme d’approfondissement, Département de physique</text:p>
          </table:table-cell>
          <table:table-cell office:value-type="string" calcext:value-type="string">
            <text:p>Jean-Philippe Bouchaud,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ements de l’informatique : logique, modèles, calculs. Département d’informatique</text:p>
          </table:table-cell>
          <table:table-cell office:value-type="string" calcext:value-type="string">
            <text:p>Olivier Bourn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s différentielles et systèmes dynamiques. Département de Mathématiques</text:p>
          </table:table-cell>
          <table:table-cell office:value-type="string" calcext:value-type="string">
            <text:p>Claude Viterb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V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entissage statistique et Estimation non-paramétrique. Programme d’approfondissement, Département de Mathématiques Appliquées</text:p>
          </table:table-cell>
          <table:table-cell office:value-type="string" calcext:value-type="string">
            <text:p>Alexandre Tsybakov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S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eries analysis. Programme d’approfondissement, Département de Mathématiques Appliquées</text:p>
          </table:table-cell>
          <table:table-cell office:value-type="string" calcext:value-type="string">
            <text:p>François Roueff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R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aux méthodes statistiques. Département de Mathématiques Appliquées</text:p>
          </table:table-cell>
          <table:table-cell office:value-type="string" calcext:value-type="string">
            <text:p>Marc Hoff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Paul Krug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</text:p>
          </table:table-cell>
          <table:table-cell office:value-type="string" calcext:value-type="string">
            <text:p>1557866996</text:p>
          </table:table-cell>
          <table:table-cell office:value-type="string" calcext:value-type="string">
            <text:p>EC-338-KR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mplexity A very short introduction</text:p>
          </table:table-cell>
          <table:table-cell table:style-name="ce2" office:value-type="string" calcext:value-type="string">
            <text:p>Holland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12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Qu’appelle ton aujourdhui les sci de la compl.</text:p>
          </table:table-cell>
          <table:table-cell table:style-name="ce2" office:value-type="string" calcext:value-type="string">
            <text:p>Weisbuch and Zwirn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Complex Systems Design and Management. Proceedings of the Fifth International Conference on Complex Systems Design and Management, CSD&amp;M 2014</text:p>
          </table:table-cell>
          <table:table-cell office:value-type="string" calcext:value-type="string">
            <text:p>Frédéric Boulanger, Daniel Krob, Gérard Morel, Jean-Claude Rouss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116167</text:p>
          </table:table-cell>
          <table:table-cell office:value-type="string" calcext:value-type="string">
            <text:p>C-003-BO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 production de l’espace</text:p>
          </table:table-cell>
          <table:table-cell table:style-name="ce2" office:value-type="string" calcext:value-type="string">
            <text:p>H. Lefebvre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0925</text:p>
          </table:table-cell>
          <table:table-cell office:value-type="string" calcext:value-type="string">
            <text:p>U-307-GI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Physics. How social networks can make us smarter</text:p>
          </table:table-cell>
          <table:table-cell office:value-type="string" calcext:value-type="string">
            <text:p>Alex Pent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594205651</text:p>
          </table:table-cell>
          <table:table-cell office:value-type="string" calcext:value-type="string">
            <text:p>P-303-P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 Ants and Men. The unexpected side effects of complexity in society</text:p>
          </table:table-cell>
          <table:table-cell office:value-type="string" calcext:value-type="string">
            <text:p>David Gre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9783642552304</text:p>
          </table:table-cell>
          <table:table-cell office:value-type="string" calcext:value-type="string">
            <text:p>C-120-GRE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Society of Mind</text:p>
          </table:table-cell>
          <table:table-cell table:style-name="ce2" office:value-type="string" calcext:value-type="string">
            <text:p>Minski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The architecture of emergence. The evolution of form in nature and civilisation</text:p>
          </table:table-cell>
          <table:table-cell office:value-type="string" calcext:value-type="string">
            <text:p>Michael Weinstoc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</text:p>
          </table:table-cell>
          <table:table-cell office:value-type="string" calcext:value-type="string">
            <text:p>9780470066331</text:p>
          </table:table-cell>
          <table:table-cell office:value-type="string" calcext:value-type="string">
            <text:p>C-720-W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er c’est apprendre</text:p>
          </table:table-cell>
          <table:table-cell office:value-type="string" calcext:value-type="string">
            <text:p>Arnaud Bano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1</text:p>
          </table:table-cell>
          <table:table-cell office:value-type="string" calcext:value-type="string">
            <text:p>9782373610802</text:p>
          </table:table-cell>
          <table:table-cell office:value-type="string" calcext:value-type="string">
            <text:p>EP-300-B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evolutionary theory of economic change</text:p>
          </table:table-cell>
          <table:table-cell office:value-type="string" calcext:value-type="string">
            <text:p>Richard Nelson and Sidney Win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001</text:p>
          </table:table-cell>
          <table:table-cell office:value-type="string" calcext:value-type="string">
            <text:p>0674272277</text:p>
          </table:table-cell>
          <table:table-cell office:value-type="string" calcext:value-type="string">
            <text:p>EC-338-N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Paul Feyerabe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1844674428</text:p>
          </table:table-cell>
          <table:table-cell office:value-type="string" calcext:value-type="string">
            <text:p>EP-501-FE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-oriented Simulation with hierarchical modular models. Intelligent agents and endomorphic systems</text:p>
          </table:table-cell>
          <table:table-cell office:value-type="string" calcext:value-type="string">
            <text:p>Bernard Zeig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0127784527</text:p>
          </table:table-cell>
          <table:table-cell office:value-type="string" calcext:value-type="string">
            <text:p>C-003-Z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Tim Poston and 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4.74</text:p>
          </table:table-cell>
          <table:table-cell office:value-type="string" calcext:value-type="string">
            <text:p>048669271X</text:p>
          </table:table-cell>
          <table:table-cell office:value-type="string" calcext:value-type="string">
            <text:p>M-514-P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’art decoratif aujourdhui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Vers une architecture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La charte d’athenes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Urbanisme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ributions, analyse de Fourier, équations aux dérivées partielles. Département de Mathématiques</text:p>
          </table:table-cell>
          <table:table-cell office:value-type="string" calcext:value-type="string">
            <text:p>François Gols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l’architecture à la ville. Département Enseignement et recherche en Humanités et Sciences Sociales</text:p>
          </table:table-cell>
          <table:table-cell office:value-type="string" calcext:value-type="string">
            <text:p>Karim Basbou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B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che multiscalaire des liens entre mobilité quotidienne, morphologie et soutenabilité des métropoles européennes. Cas de Paris et de la région Rhin-Ruhr. Thèse, Université Paris-Est</text:p>
          </table:table-cell>
          <table:table-cell office:value-type="string" calcext:value-type="string">
            <text:p>Florent Le Néche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L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approche réseau pour l’intégration de la morphologie urbaine dans la modélisation spatiale individu-centrée. Thèse, Université de Pau</text:p>
          </table:table-cell>
          <table:table-cell office:value-type="string" calcext:value-type="string">
            <text:p>Diego Moren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MOR-1</text:p>
          </table:table-cell>
          <table:table-cell office:value-type="string" calcext:value-type="string">
            <text:p>doublon: 1ère référencée version rapporteur (Denise), etiq version ancienne Arnaud M2 (propr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sing Differences. Imagining new models for knowledge production and exchange</text:p>
          </table:table-cell>
          <table:table-cell office:value-type="string" calcext:value-type="string">
            <text:p>Virginie Bob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6.4209051</text:p>
          </table:table-cell>
          <table:table-cell office:value-type="string" calcext:value-type="string">
            <text:p>9782840667896</text:p>
          </table:table-cell>
          <table:table-cell office:value-type="string" calcext:value-type="string">
            <text:p>SO-306-B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ences et societe</text:p>
          </table:table-cell>
          <table:table-cell table:style-name="ce2" office:value-type="string" calcext:value-type="string">
            <text:p>Chevallier et al.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éatoire. Introduction à la théorie et au calcul des probabilités</text:p>
          </table:table-cell>
          <table:table-cell office:value-type="string" calcext:value-type="string">
            <text:p>Sylvie Mélé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2730215756</text:p>
          </table:table-cell>
          <table:table-cell office:value-type="string" calcext:value-type="string">
            <text:p>M-519-M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représentations spatio-temporelles des déplacements quotidiens urbains. Application à l’Aire Urbaine Belfort-Montbéliard. Thèse, Strasbourg 1</text:p>
          </table:table-cell>
          <table:table-cell office:value-type="string" calcext:value-type="string">
            <text:p>Olivier Kle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KL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territoires de mobilité quotidienne. Définition du concept et caractérisation en fonction du contexte. Thèse, ENPC d’urbanisation et de caractéristiques individuelles</text:p>
          </table:table-cell>
          <table:table-cell office:value-type="string" calcext:value-type="string">
            <text:p>Mouna-Hayat Boulahba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BO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TS Transports Communication</text:p>
          </table:table-cell>
          <table:table-cell table:style-name="ce2" office:value-type="string" calcext:value-type="string">
            <text:p>(volume)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1947864153</text:p>
          </table:table-cell>
          <table:table-cell office:value-type="string" calcext:value-type="string">
            <text:p>C-003-KRA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ies The first 6000 years</text:p>
          </table:table-cell>
          <table:table-cell table:style-name="ce2" office:value-type="string" calcext:value-type="string">
            <text:p>M. Simth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essibility Indicators</text:p>
          </table:table-cell>
          <table:table-cell table:style-name="ce2" office:value-type="string" calcext:value-type="string">
            <text:p>Wegen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orphodynamique des reseaux viaires</text:p>
          </table:table-cell>
          <table:table-cell table:style-name="ce2" office:value-type="string" calcext:value-type="string">
            <text:p>M. Nabaa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Flux 101-102</text:p>
          </table:table-cell>
          <table:table-cell table:style-name="ce2" office:value-type="string" calcext:value-type="string">
            <text:p>(volume)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odele Inrets de simulation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Prosperity without growth</text:p>
          </table:table-cell>
          <table:table-cell table:style-name="ce2" office:value-type="string" calcext:value-type="string">
            <text:p>Jackson</text:p>
          </table:table-cell>
          <table:table-cell table:style-name="ce2" office:value-type="string" calcext:value-type="string">
            <text:p>Romain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Exercices de mathématiques. Oraux X-ENS. Algèbr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2842250303</text:p>
          </table:table-cell>
          <table:table-cell office:value-type="string" calcext:value-type="string">
            <text:p>M-512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lgèbre 3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9782842250928</text:p>
          </table:table-cell>
          <table:table-cell office:value-type="string" calcext:value-type="string">
            <text:p>M-512-FRA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284225032X</text:p>
          </table:table-cell>
          <table:table-cell office:value-type="string" calcext:value-type="string">
            <text:p>M-515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2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9782842251673</text:p>
          </table:table-cell>
          <table:table-cell office:value-type="string" calcext:value-type="string">
            <text:p>M-515-FRA-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rets choix model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nrets modele matisse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Politiques de deplacement urbain</text:p>
          </table:table-cell>
          <table:table-cell table:style-name="ce2" office:value-type="string" calcext:value-type="string">
            <text:p>CPV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nrets Simaut, Meta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ing ahead. Essays on Big Data, Digital Revolution, and Participatory Market Society</text:p>
          </table:table-cell>
          <table:table-cell office:value-type="string" calcext:value-type="string">
            <text:p>Dirk Helbing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</text:p>
          </table:table-cell>
          <table:table-cell office:value-type="string" calcext:value-type="string">
            <text:p>9783319150772</text:p>
          </table:table-cell>
          <table:table-cell office:value-type="string" calcext:value-type="string">
            <text:p>I-006-H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Albert-Laszlo Barabas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0452284392</text:p>
          </table:table-cell>
          <table:table-cell office:value-type="string" calcext:value-type="string">
            <text:p>C-003-B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dice play god? The mathematics of uncertainty</text:p>
          </table:table-cell>
          <table:table-cell office:value-type="string" calcext:value-type="string">
            <text:p>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1541699472</text:p>
          </table:table-cell>
          <table:table-cell office:value-type="string" calcext:value-type="string">
            <text:p>M-519-S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géographie économique</text:p>
          </table:table-cell>
          <table:table-cell office:value-type="string" calcext:value-type="string">
            <text:p>Guilhem Boulay and Antoine Grandclemen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9</text:p>
          </table:table-cell>
          <table:table-cell office:value-type="string" calcext:value-type="string">
            <text:p>9782200622305</text:p>
          </table:table-cell>
          <table:table-cell office:value-type="string" calcext:value-type="string">
            <text:p>EC-330-BOU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1586038823</text:p>
          </table:table-cell>
          <table:table-cell office:value-type="string" calcext:value-type="string">
            <text:p>G-711-W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ies and Models of Urbanization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3030366551</text:p>
          </table:table-cell>
          <table:table-cell office:value-type="string" calcext:value-type="string">
            <text:p>G-9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in Architecture. Neuroscience, Embodiment, and the Future of Design</text:p>
          </table:table-cell>
          <table:table-cell office:value-type="string" calcext:value-type="string">
            <text:p>Sarah Robinson and Juhani Pallasma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05</text:p>
          </table:table-cell>
          <table:table-cell office:value-type="string" calcext:value-type="string">
            <text:p>9780262028875</text:p>
          </table:table-cell>
          <table:table-cell office:value-type="string" calcext:value-type="string">
            <text:p>COG-720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étaheuristiques pour l’optimisation difficile</text:p>
          </table:table-cell>
          <table:table-cell office:value-type="string" calcext:value-type="string">
            <text:p>Johann Dré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6</text:p>
          </table:table-cell>
          <table:table-cell office:value-type="string" calcext:value-type="string">
            <text:p>2212113684</text:p>
          </table:table-cell>
          <table:table-cell office:value-type="string" calcext:value-type="string">
            <text:p>I-519-D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itivity analysis in practice. A guide to Assessing Scientific Models</text:p>
          </table:table-cell>
          <table:table-cell office:value-type="string" calcext:value-type="string">
            <text:p>Andrea Saltell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5</text:p>
          </table:table-cell>
          <table:table-cell office:value-type="string" calcext:value-type="string">
            <text:p>0470870931</text:p>
          </table:table-cell>
          <table:table-cell office:value-type="string" calcext:value-type="string">
            <text:p>I-003-S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veaux et machines</text:p>
          </table:table-cell>
          <table:table-cell office:value-type="string" calcext:value-type="string">
            <text:p>Vincent Blo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2746200627</text:p>
          </table:table-cell>
          <table:table-cell office:value-type="string" calcext:value-type="string">
            <text:p>C-003-BL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dynamique des vill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944</text:p>
          </table:table-cell>
          <table:table-cell office:value-type="string" calcext:value-type="string">
            <text:p>2717804706</text:p>
          </table:table-cell>
          <table:table-cell office:value-type="string" calcext:value-type="string">
            <text:p>U-3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veloppement durable. Aspects stratégiques et opérationnels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.408</text:p>
          </table:table-cell>
          <table:table-cell office:value-type="string" calcext:value-type="string">
            <text:p>9782851158673</text:p>
          </table:table-cell>
          <table:table-cell office:value-type="string" calcext:value-type="string">
            <text:p>SU-658-PW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quartiers : secrets de fabrication : analyse critique d’exemples européens</text:p>
          </table:table-cell>
          <table:table-cell office:value-type="string" calcext:value-type="string">
            <text:p>Taoufik Souam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2094</text:p>
          </table:table-cell>
          <table:table-cell office:value-type="string" calcext:value-type="string">
            <text:p>9782916628448</text:p>
          </table:table-cell>
          <table:table-cell office:value-type="string" calcext:value-type="string">
            <text:p>SU-711-S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anced graphics programming using OpenGL</text:p>
          </table:table-cell>
          <table:table-cell office:value-type="string" calcext:value-type="string">
            <text:p>Tom McReynolds and David Blyth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6</text:p>
          </table:table-cell>
          <table:table-cell office:value-type="string" calcext:value-type="string">
            <text:p>9781558606599</text:p>
          </table:table-cell>
          <table:table-cell office:value-type="string" calcext:value-type="string">
            <text:p>I-006-MC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el programming for multicore and cluster systems</text:p>
          </table:table-cell>
          <table:table-cell office:value-type="string" calcext:value-type="string">
            <text:p>Thomas Rauber and Gudula Rün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9783642048173</text:p>
          </table:table-cell>
          <table:table-cell office:value-type="string" calcext:value-type="string">
            <text:p>I-005-R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d’histoire et philosophie des sciences</text:p>
          </table:table-cell>
          <table:table-cell office:value-type="string" calcext:value-type="string">
            <text:p>Dominique Lecou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3</text:p>
          </table:table-cell>
          <table:table-cell office:value-type="string" calcext:value-type="string">
            <text:p>2130544991</text:p>
          </table:table-cell>
          <table:table-cell office:value-type="string" calcext:value-type="string">
            <text:p>EP-503-LE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géographie, ça sert, d’abord, à faire la guerre</text:p>
          </table:table-cell>
          <table:table-cell office:value-type="string" calcext:value-type="string">
            <text:p>Yves Laco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707178367</text:p>
          </table:table-cell>
          <table:table-cell office:value-type="string" calcext:value-type="string">
            <text:p>G-910-L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langage C. Norme ANSI</text:p>
          </table:table-cell>
          <table:table-cell office:value-type="string" calcext:value-type="string">
            <text:p>Brian Kernighan and Dennis Ritchi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2100487345</text:p>
          </table:table-cell>
          <table:table-cell office:value-type="string" calcext:value-type="string">
            <text:p>I-005-K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n Entropy, Complexity and Spatial Dynamics. A Rebirth of Theory?</text:p>
          </table:table-cell>
          <table:table-cell office:value-type="string" calcext:value-type="string">
            <text:p>Aura Reggiani, Laurie Schintler, Daniel Czamanski, Roberto Patue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6042</text:p>
          </table:table-cell>
          <table:table-cell office:value-type="string" calcext:value-type="string">
            <text:p>9781839100581</text:p>
          </table:table-cell>
          <table:table-cell office:value-type="string" calcext:value-type="string">
            <text:p>C-338-REG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graphical Modeling. Cities and Territori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1786304902</text:p>
          </table:table-cell>
          <table:table-cell office:value-type="string" calcext:value-type="string">
            <text:p>G-907-PUM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villes nouvelles, 30 ans après. Espaces et sociétés, 119, n°4/2004</text:p>
          </table:table-cell>
          <table:table-cell office:value-type="string" calcext:value-type="string">
            <text:p>Espaces et société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5</text:p>
          </table:table-cell>
          <table:table-cell office:value-type="string" calcext:value-type="string">
            <text:p>ISSN:0014-0481</text:p>
          </table:table-cell>
          <table:table-cell office:value-type="string" calcext:value-type="string">
            <text:p>SO-305-ESP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 Städte-Bau nach seinen künstlerischen Grundsätzen : ein Beitrag zur Lösung modernster Fragen der Architektur und monumentalen Plastik unter besonderer Beziehung auf Wien</text:p>
          </table:table-cell>
          <table:table-cell office:value-type="string" calcext:value-type="string">
            <text:p>Camillo Sit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9783205771395</text:p>
          </table:table-cell>
          <table:table-cell office:value-type="string" calcext:value-type="string">
            <text:p>U-710-S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anthropologie de l’espac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1</text:p>
          </table:table-cell>
          <table:table-cell office:value-type="string" calcext:value-type="string">
            <text:p>2020825333</text:p>
          </table:table-cell>
          <table:table-cell office:value-type="string" calcext:value-type="string">
            <text:p>U-711-CHO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inateurs et comportement conscient ?</text:p>
          </table:table-cell>
          <table:table-cell office:value-type="string" calcext:value-type="string">
            <text:p>Jean Schweitz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1-SCH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délisation des incertitudes : probabilités, signaux et communications, statistiques</text:p>
          </table:table-cell>
          <table:table-cell office:value-type="string" calcext:value-type="string">
            <text:p>Françoise Brouay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1.3820151</text:p>
          </table:table-cell>
          <table:table-cell office:value-type="string" calcext:value-type="string">
            <text:p>ISSN:0292-6903</text:p>
          </table:table-cell>
          <table:table-cell office:value-type="string" calcext:value-type="string">
            <text:p>M-621-B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ntagne : une approche géographique</text:p>
          </table:table-cell>
          <table:table-cell office:value-type="string" calcext:value-type="string">
            <text:p>Isabelle Sacar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9143</text:p>
          </table:table-cell>
          <table:table-cell office:value-type="string" calcext:value-type="string">
            <text:p>2701132010</text:p>
          </table:table-cell>
          <table:table-cell office:value-type="string" calcext:value-type="string">
            <text:p>G-910-S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world beyond physics: the emergence and evolution of life</text:p>
          </table:table-cell>
          <table:table-cell office:value-type="string" calcext:value-type="string">
            <text:p>Stuart Kauff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6.83</text:p>
          </table:table-cell>
          <table:table-cell office:value-type="string" calcext:value-type="string">
            <text:p>9780190871338</text:p>
          </table:table-cell>
          <table:table-cell office:value-type="string" calcext:value-type="string">
            <text:p>B-576-K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namique et vibrations</text:p>
          </table:table-cell>
          <table:table-cell office:value-type="string" calcext:value-type="string">
            <text:p>Emmanuel de Langre and Antoine Chaig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1.11</text:p>
          </table:table-cell>
          <table:table-cell office:value-type="string" calcext:value-type="string">
            <text:p>9782730215213</text:p>
          </table:table-cell>
          <table:table-cell office:value-type="string" calcext:value-type="string">
            <text:p>MEC-531-L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calcul des milieux continus</text:p>
          </table:table-cell>
          <table:table-cell office:value-type="string" calcext:value-type="string">
            <text:p>Patrick Le Tallec</text:p>
          </table:table-cell>
          <table:table-cell office:value-type="string" calcext:value-type="string">
            <text:p>@IGN</text:p>
          </table:table-cell>
          <table:table-cell/>
          <table:table-cell table:style-name="ce12" office:value-type="float" office:value="531" calcext:value-type="float">
            <text:p>531</text:p>
          </table:table-cell>
          <table:table-cell office:value-type="string" calcext:value-type="string">
            <text:p>9782730214940</text:p>
          </table:table-cell>
          <table:table-cell office:value-type="string" calcext:value-type="string">
            <text:p>MEC-531-LE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heur de ville</text:p>
          </table:table-cell>
          <table:table-cell office:value-type="string" calcext:value-type="string">
            <text:p>Philippe Pemeze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52.14092</text:p>
          </table:table-cell>
          <table:table-cell office:value-type="string" calcext:value-type="string">
            <text:p>9782212538946</text:p>
          </table:table-cell>
          <table:table-cell office:value-type="string" calcext:value-type="string">
            <text:p>U-352-P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f Cities and Networks</text:p>
          </table:table-cell>
          <table:table-cell office:value-type="string" calcext:value-type="string">
            <text:p>Zachary Neal and Céline Rozenbla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788114707</text:p>
          </table:table-cell>
          <table:table-cell office:value-type="string" calcext:value-type="string">
            <text:p>U-303-NE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nd l’incertitude s’invite dans les projets d’aménagement : nouveaux contextes, nouvelles pratiques</text:p>
          </table:table-cell>
          <table:table-cell office:value-type="string" calcext:value-type="string">
            <text:p>Geneviève Zembri-Mar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9782304047103</text:p>
          </table:table-cell>
          <table:table-cell office:value-type="string" calcext:value-type="string">
            <text:p>U-307-Z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rastructures, villes et territoires</text:p>
          </table:table-cell>
          <table:table-cell office:value-type="string" calcext:value-type="string">
            <text:p>Claude Prelorenz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60944</text:p>
          </table:table-cell>
          <table:table-cell office:value-type="string" calcext:value-type="string">
            <text:p>2738491499</text:p>
          </table:table-cell>
          <table:table-cell office:value-type="string" calcext:value-type="string">
            <text:p>U-711-P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formation and symbolic landscape</text:p>
          </table:table-cell>
          <table:table-cell office:value-type="string" calcext:value-type="string">
            <text:p>Denis Cosgrov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</text:p>
          </table:table-cell>
          <table:table-cell office:value-type="string" calcext:value-type="string">
            <text:p>0299155145</text:p>
          </table:table-cell>
          <table:table-cell office:value-type="string" calcext:value-type="string">
            <text:p>SO-304-C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common ground: Rethinking the human place in nature</text:p>
          </table:table-cell>
          <table:table-cell office:value-type="string" calcext:value-type="string">
            <text:p>William Cron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63.7</text:p>
          </table:table-cell>
          <table:table-cell office:value-type="string" calcext:value-type="string">
            <text:p>0393315118</text:p>
          </table:table-cell>
          <table:table-cell office:value-type="string" calcext:value-type="string">
            <text:p>SO-363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grands systèmes socio-techniques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0.0011</text:p>
          </table:table-cell>
          <table:table-cell office:value-type="string" calcext:value-type="string">
            <text:p>9782759810154</text:p>
          </table:table-cell>
          <table:table-cell office:value-type="string" calcext:value-type="string">
            <text:p>C-620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édures d’analyse sémantique appliquées à la documentation scientifique</text:p>
          </table:table-cell>
          <table:table-cell office:value-type="string" calcext:value-type="string">
            <text:p>Nathalie Bely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20-B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es de la journée du 9 avril 2002 : à la mémoire de Pierre Faurre et Jacques-Louis Lions, membres de l'Académie des technologies : sur les thèmes de l'informatique et de l'automatique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4.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4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CDG1</text:p>
          </table:table-cell>
          <table:table-cell office:value-type="string" calcext:value-type="string">
            <text:p>Paul Andreu and Nathalie Ros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5.39</text:p>
          </table:table-cell>
          <table:table-cell office:value-type="string" calcext:value-type="string">
            <text:p>9782365090353</text:p>
          </table:table-cell>
          <table:table-cell office:value-type="string" calcext:value-type="string">
            <text:p>U-725-AN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l’humanisation de la cité- - supplément au numéro 16 de District information : bulletin d'information et de liaison du conseil d'admnistration du District de la région parisienne </text:p>
          </table:table-cell>
          <table:table-cell office:value-type="string" calcext:value-type="string">
            <text:p>District informati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DI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 une Ile-de-France post-carbone ? Freins et leviers d’une transition énergétique régionale</text:p>
          </table:table-cell>
          <table:table-cell office:value-type="string" calcext:value-type="string">
            <text:p>Caroline Gallez and Olivier Cout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2490437238</text:p>
          </table:table-cell>
          <table:table-cell office:value-type="string" calcext:value-type="string">
            <text:p>SU-711-G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TQG 2019: 21<text:span text:style-name="T1">st</text:span> European Colloquium on Theoretical and Quantitative Geography. Book of abstracts</text:p>
          </table:table-cell>
          <table:table-cell office:value-type="string" calcext:value-type="string">
            <text:p>Geoffrey Carus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9782919959402</text:p>
          </table:table-cell>
          <table:table-cell office:value-type="string" calcext:value-type="string">
            <text:p>G-910-C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XIX Colloquium in Theoretical and Quantitative Geography (ECTQG 2015). Pre-prints</text:p>
          </table:table-cell>
          <table:table-cell office:value-type="string" calcext:value-type="string">
            <text:p>Politecnico di Ba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P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uropean Colloquium on Theoretical and Quantitative Geography (ECTQG). 7-11 September 2017, York, UK</text:p>
          </table:table-cell>
          <table:table-cell office:value-type="string" calcext:value-type="string">
            <text:p>Leeds Institute for Data Analytic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LE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SA 2014: 4<text:span text:style-name="T1">th</text:span> International Conference on Complex Systems and Applications</text:p>
          </table:table-cell>
          <table:table-cell office:value-type="string" calcext:value-type="string">
            <text:p>Normandie Universi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3-NO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de la qualité de la base OpenStreetMap à l’aide des méthodes d’apprentissage automatique : cas de la République de Djibouti. Thèse, Université Paris Est</text:p>
          </table:table-cell>
          <table:table-cell office:value-type="string" calcext:value-type="string">
            <text:p>Ibrahim Maidaneh Abd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M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ilation. Département d’Informatique</text:p>
          </table:table-cell>
          <table:table-cell office:value-type="string" calcext:value-type="string">
            <text:p>Jean-Christophe Filliât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4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F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ammation et Algorithmique. Département d’Informatique</text:p>
          </table:table-cell>
          <table:table-cell office:value-type="string" calcext:value-type="string">
            <text:p>Olivier Bournez and Philippe Bapti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orithmique et programmation. Département d’Informatique</text:p>
          </table:table-cell>
          <table:table-cell office:value-type="string" calcext:value-type="string">
            <text:p>Benjamin Werner and François Pott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W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élisme et Distribution. Programme d’approfondissement, Département d’Informatique</text:p>
          </table:table-cell>
          <table:table-cell office:value-type="string" calcext:value-type="string">
            <text:p>Eric Gou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G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principes des langages de programmation</text:p>
          </table:table-cell>
          <table:table-cell office:value-type="string" calcext:value-type="string">
            <text:p>Gilles Dowe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</text:p>
          </table:table-cell>
          <table:table-cell office:value-type="string" calcext:value-type="string">
            <text:p>9782730215268</text:p>
          </table:table-cell>
          <table:table-cell office:value-type="string" calcext:value-type="string">
            <text:p>I-005-DOW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résentations des groupes compacts. Département de Mathématiques</text:p>
          </table:table-cell>
          <table:table-cell office:value-type="string" calcext:value-type="string">
            <text:p>Benoît Stro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ST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Théorie de Galois. Département de Mathématiques</text:p>
          </table:table-cell>
          <table:table-cell office:value-type="string" calcext:value-type="string">
            <text:p>Yves Laszlo and David Hernand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numérique et optimisation. Une introduction à la modélisation mathématique et à la simulation numérique. Département de Mathématiques Appliquées</text:p>
          </table:table-cell>
          <table:table-cell office:value-type="string" calcext:value-type="string">
            <text:p>Grégoire Allai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8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réelle et complexe. Département de Mathématiques</text:p>
          </table:table-cell>
          <table:table-cell office:value-type="string" calcext:value-type="string">
            <text:p>François Gols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sion homologique dans les revêtements finis. Thèse, Université Paris VI</text:p>
          </table:table-cell>
          <table:table-cell office:value-type="string" calcext:value-type="string">
            <text:p>Jean Raim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6.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6-R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introduction aux modèles mathématiques en écologie des populations. Département de Mathématiques Appliquées</text:p>
          </table:table-cell>
          <table:table-cell office:value-type="string" calcext:value-type="string">
            <text:p>Jean-René Chazott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7.01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77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gales en temps discret et Chaînes de Markov. Département de Mathématiques Appliquées</text:p>
          </table:table-cell>
          <table:table-cell office:value-type="string" calcext:value-type="string">
            <text:p>Nizar Touz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faces de Riemann et théorie des revêtements. Département de Mathématiques</text:p>
          </table:table-cell>
          <table:table-cell office:value-type="string" calcext:value-type="string">
            <text:p>Charles Fa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F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de Fourier, analyse spectrale et équations aux dérivées partielles. Département de Mathématiques</text:p>
          </table:table-cell>
          <table:table-cell office:value-type="string" calcext:value-type="string">
            <text:p>Jean-Michel Bony and Yvan Mart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éseaux de communication, Algorithmes et Probabilités. Programmes d’approfondissement Informatique, Electrical Engineering, Mathématiques appliquées. Département de Mathématiques Appliquées</text:p>
          </table:table-cell>
          <table:table-cell office:value-type="string" calcext:value-type="string">
            <text:p>Philippe Robe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005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’économétrie appliquée. Département d’Economie</text:p>
          </table:table-cell>
          <table:table-cell office:value-type="string" calcext:value-type="string">
            <text:p>Denis Fougère and Francis Kramar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015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330-F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tégies d’innovation et systèmes de conception. Département Enseignement-Recherche en Humanités et Sciences Sociales</text:p>
          </table:table-cell>
          <table:table-cell office:value-type="string" calcext:value-type="string">
            <text:p>Cristophe Mid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658-MI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que statistique. Département de Physique</text:p>
          </table:table-cell>
          <table:table-cell office:value-type="string" calcext:value-type="string">
            <text:p>Antoine Georges and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GEO-1</text:p>
          </table:table-cell>
          <table:table-cell table:number-columns-repeated="1017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icrosimulation: a reference guide for us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9" office:value-type="string" calcext:value-type="string">
            <text:p><text:span text:style-name="T2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3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11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1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1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1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table table:name="Index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Discipline</text:p>
          </table:table-cell>
          <table:table-cell table:style-name="ce3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athématiqu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éographi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ransport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mplexité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istémologie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Philosophie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Economie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Sciences cognitives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ociolog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M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3-08-22T17:45:11.658855387</dc:date>
    <meta:editing-duration>P62DT13H33M1S</meta:editing-duration>
    <meta:editing-cycles>342</meta:editing-cycles>
    <meta:generator>LibreOffice/7.3.7.2$Linux_X86_64 LibreOffice_project/30$Build-2</meta:generator>
    <meta:document-statistic meta:table-count="6" meta:cell-count="1248" meta:object-count="0"/>
    <meta:user-defined meta:name=""/>
  </office:meta>
</office:document-meta>
</file>